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18cm" fo:min-width="3.3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cm" fo:min-width="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cm" fo:min-width="2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1cm" fo:min-width="2.96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18cm" fo:min-width="3.036cm"/>
    </style:style>
    <style:style style:name="gr8" style:family="graphic" style:parent-style-name="standard">
      <style:graphic-properties draw:fill-color="#ffffff" draw:textarea-horizontal-align="left" draw:textarea-vertical-align="top" draw:auto-grow-height="false" fo:min-height="5.25cm" fo:min-width="8.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/>
      <style:text-properties style:font-name="TimesNewRomanPSMT" fo:font-size="15pt" style:font-name-asian="TimesNewRomanPSMT" style:font-size-asian="12pt" style:font-name-complex="TimesNewRomanPSMT" style:font-size-complex="12pt"/>
    </style:style>
    <style:style style:name="P5" style:family="paragraph">
      <loext:graphic-properties draw:fill-color="#ffffff"/>
      <style:paragraph-properties fo:text-align="center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5cm" svg:height="2.5cm" svg:x="3.5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cm" svg:height="4.5cm" svg:x="3.5cm" svg:y="6.5cm">
          <text:p text:style-name="P1">101 &gt; i &gt;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6cm" svg:height="5.5cm" svg:x="11cm" svg:y="9.5cm">
          <text:p text:style-name="P1">i/2 = 0 oraz i/3 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6.25cm" svg:y1="4.5cm" svg:x2="6cm" svg:y2="6.5cm" draw:start-shape="id1" draw:start-glue-point="8" draw:end-shape="id2" draw:end-glue-point="4" svg:d="M6250 4500l-250 2000" svg:viewBox="0 0 251 2001">
          <text:p/>
        </draw:connector>
        <draw:connector draw:style-name="gr5" draw:text-style-name="P3" draw:layer="layout" svg:x1="8.5cm" svg:y1="8.75cm" svg:x2="14cm" svg:y2="9.5cm" draw:start-shape="id2" draw:start-glue-point="7" draw:end-shape="id3" draw:end-glue-point="4" svg:d="M8500 8750h5500v750" svg:viewBox="0 0 5501 751">
          <text:p text:style-name="P1">TAK</text:p>
        </draw:connector>
        <draw:connector draw:style-name="gr5" draw:text-style-name="P3" draw:layer="layout" svg:x1="17cm" svg:y1="12.25cm" svg:x2="13.5cm" svg:y2="17.5cm" draw:start-shape="id3" draw:start-glue-point="7" svg:d="M17000 12250h502v5250h-4002" svg:viewBox="0 0 4003 5251">
          <text:p text:style-name="P1"><text:tab/><text:tab/>TAK</text:p>
        </draw:connector>
        <draw:connector draw:style-name="gr4" draw:text-style-name="P3" draw:layer="layout" svg:x1="11.25cm" svg:y1="16.5cm" svg:x2="6cm" svg:y2="11cm" draw:start-shape="id4" draw:start-glue-point="5" draw:end-shape="id2" draw:end-glue-point="6" svg:d="M11250 16500v-2749h-5250v-2751" svg:viewBox="0 0 5251 5501">
          <text:p/>
        </draw:connector>
        <draw:custom-shape draw:style-name="gr6" draw:text-style-name="P2" xml:id="id4" draw:id="id4" draw:layer="layout" svg:width="5.5cm" svg:height="2cm" svg:x="8.5cm" svg:y="16.5cm">
          <text:p text:style-name="P1">Wypisz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1cm" svg:y1="12.25cm" svg:x2="6cm" svg:y2="11cm" draw:start-shape="id3" draw:start-glue-point="5" draw:end-shape="id2" draw:end-glue-point="6" svg:d="M11000 12250h-5000v-1250" svg:viewBox="0 0 5001 1251">
          <text:p text:style-name="P1">NIE</text:p>
        </draw:connector>
        <draw:connector draw:style-name="gr4" draw:text-style-name="P3" draw:layer="layout" svg:x1="3.5cm" svg:y1="8.75cm" svg:x2="2cm" svg:y2="20.25cm" draw:start-shape="id2" draw:start-glue-point="5" draw:end-shape="id5" svg:d="M3500 8750h-2001v11500h501" svg:viewBox="0 0 2002 11501">
          <text:p/>
        </draw:connector>
        <draw:custom-shape draw:style-name="gr7" draw:text-style-name="P2" xml:id="id5" draw:id="id5" draw:layer="layout" svg:width="5cm" svg:height="2.5cm" svg:x="2cm" svg:y="19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9cm" svg:height="5.5cm" svg:x="10.5cm" svg:y="2cm">
          <text:p text:style-name="P4"><text:span text:style-name="T1">Sschemat <text:s/>wypisuje wszystkie dwucyfrowe liczby</text:span></text:p>
          <text:p text:style-name="P4"><text:span text:style-name="T1">parzyste podzielne przez 3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1M9S</meta:editing-duration>
    <meta:editing-cycles>3</meta:editing-cycles>
    <meta:generator>LibreOffice/5.4.2.2$Windows_X86_64 LibreOffice_project/22b09f6418e8c2d508a9eaf86b2399209b0990f4</meta:generator>
    <dc:date>2018-09-27T18:40:44.269000000</dc:date>
    <meta:document-statistic meta:object-count="12"/>
  </office:meta>
</office:document-meta>
</file>